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ERVICIOS GENERALES SANTA URSULA S.A.C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LTO SIHUAS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ZA RAMOS BELISA MARIB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VIZA RAMOS JESUS ISIDRO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0</text:p>
          </table:table-cell>
        </table:table-row>
        <table:table-row>
          <table:table-cell table:style-name="Tabla1.A2" office:value-type="float" office:value="0">
            <text:p text:style-name="P1">POLLOS BB COBB:</text:p>
          </table:table-cell>
          <table:table-cell table:style-name="Tabla1.B2" office:value-type="string">
            <text:p text:style-name="P1">4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3:33:1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